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Ubuntu Light" svg:font-family="'Ubuntu Light'"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00%"/>
      <style:text-properties style:font-name="Ubuntu Light" fo:font-size="10pt" style:font-size-asian="10pt" style:font-size-complex="10pt"/>
    </style:style>
    <style:style style:name="P2" style:family="paragraph" style:parent-style-name="Standard">
      <style:paragraph-properties fo:margin-top="0in" fo:margin-bottom="0in" fo:line-height="100%" fo:text-align="justify" style:justify-single-word="false"/>
      <style:text-properties style:font-name="Ubuntu Light" fo:font-size="10pt" style:font-size-asian="10pt" style:font-size-complex="10pt"/>
    </style:style>
    <style:style style:name="P3" style:family="paragraph" style:parent-style-name="Standard">
      <style:paragraph-properties fo:margin-top="0in" fo:margin-bottom="0in" fo:line-height="100%" fo:text-align="center" style:justify-single-word="false"/>
      <style:text-properties style:font-name="Ubuntu Light" fo:font-size="10pt" style:font-size-asian="10pt" style:font-size-complex="10pt"/>
    </style:style>
    <style:style style:name="P4" style:family="paragraph" style:parent-style-name="Standard">
      <style:paragraph-properties fo:margin-top="0in" fo:margin-bottom="0in" fo:line-height="100%" fo:text-align="justify" style:justify-single-word="false"/>
    </style:style>
    <style:style style:name="P5" style:family="paragraph" style:parent-style-name="Text_20_body">
      <style:paragraph-properties fo:margin-top="0in" fo:margin-bottom="0in" fo:line-height="100%" fo:text-align="justify" style:justify-single-word="false"/>
      <style:text-properties style:font-name="Ubuntu Light" fo:font-size="10pt" style:font-size-asian="10pt" style:font-size-complex="10pt"/>
    </style:style>
    <style:style style:name="P6" style:family="paragraph" style:parent-style-name="Text_20_body">
      <style:paragraph-properties fo:margin-top="0in" fo:margin-bottom="0in" fo:line-height="100%" fo:text-align="justify" style:justify-single-word="false"/>
    </style:style>
    <style:style style:name="P7" style:family="paragraph" style:parent-style-name="Preformatted_20_Text">
      <style:paragraph-properties fo:margin-top="0in" fo:margin-bottom="0in" fo:line-height="100%" fo:background-color="#ffffcc" fo:padding="0in" fo:border="none">
        <style:background-image/>
      </style:paragraph-properties>
      <style:text-properties fo:font-variant="normal" fo:text-transform="none" style:font-name="Ubuntu Light" fo:font-size="10pt" fo:font-style="normal" fo:font-weight="normal" fo:background-color="transparent" style:font-size-asian="10pt" style:font-size-complex="10pt"/>
    </style:style>
    <style:style style:name="P8" style:family="paragraph" style:parent-style-name="Preformatted_20_Text">
      <style:paragraph-properties fo:margin-top="0in" fo:margin-bottom="0in" fo:line-height="100%" fo:background-color="#ffffcc" fo:padding="0in" fo:border="none">
        <style:background-image/>
      </style:paragraph-properties>
      <style:text-properties fo:font-variant="normal" fo:text-transform="none" style:font-name="Ubuntu Light" fo:font-size="10pt" fo:background-color="transparent" style:font-size-asian="10pt" style:font-size-complex="10pt"/>
    </style:style>
    <style:style style:name="P9" style:family="paragraph" style:parent-style-name="Standard">
      <style:paragraph-properties fo:margin-top="0in" fo:margin-bottom="0.1965in" fo:line-height="100%" fo:text-align="justify" style:justify-single-word="false"/>
      <style:text-properties style:font-name="Ubuntu Light" fo:font-size="10pt" style:font-size-asian="10pt" style:font-size-complex="10pt"/>
    </style:style>
    <style:style style:name="P10" style:family="paragraph" style:parent-style-name="Standard">
      <style:paragraph-properties fo:margin-left="0.25in" fo:margin-right="0in" fo:margin-top="0in" fo:margin-bottom="0in" fo:line-height="100%" fo:text-align="justify" style:justify-single-word="false" fo:text-indent="0in" style:auto-text-indent="false"/>
      <style:text-properties style:font-name="Ubuntu Light" fo:font-size="10pt" style:font-size-asian="10pt" style:font-size-complex="10pt"/>
    </style:style>
    <style:style style:name="P11" style:family="paragraph" style:parent-style-name="Standard">
      <style:paragraph-properties fo:margin-left="0.5in" fo:margin-right="0in" fo:margin-top="0in" fo:margin-bottom="0in" fo:line-height="100%" fo:text-align="justify" style:justify-single-word="false" fo:text-indent="0in" style:auto-text-indent="false"/>
    </style:style>
    <style:style style:name="P12" style:family="paragraph" style:parent-style-name="Text_20_body">
      <style:paragraph-properties fo:line-height="100%" fo:text-align="center" style:justify-single-word="false"/>
      <style:text-properties style:font-name="Ubuntu Light" fo:font-size="10pt" style:font-size-asian="10pt" style:font-size-complex="10pt"/>
    </style:style>
    <style:style style:name="P13" style:family="paragraph" style:parent-style-name="Text_20_body">
      <style:paragraph-properties fo:line-height="100%" fo:text-align="justify" style:justify-single-word="false"/>
      <style:text-properties style:font-name="Ubuntu Light" fo:font-size="10pt" style:font-size-asian="10pt" style:font-size-complex="10pt"/>
    </style:style>
    <style:style style:name="P14" style:family="paragraph" style:parent-style-name="Preformatted_20_Text">
      <style:paragraph-properties fo:line-height="100%"/>
      <style:text-properties fo:color="#00ae00" style:font-name="Ubuntu Light" fo:font-size="10pt" style:font-size-asian="10pt" style:font-size-complex="10pt"/>
    </style:style>
    <style:style style:name="P15" style:family="paragraph" style:parent-style-name="Standard">
      <style:paragraph-properties fo:margin-top="0in" fo:margin-bottom="0in" fo:line-height="100%" fo:text-align="justify" style:justify-single-word="false"/>
    </style:style>
    <style:style style:name="P16" style:family="paragraph" style:parent-style-name="Standard">
      <style:paragraph-properties fo:margin-top="0in" fo:margin-bottom="0in" fo:line-height="100%" fo:text-align="center" style:justify-single-word="false"/>
      <style:text-properties style:font-name="Ubuntu Light" fo:font-size="10pt" style:font-size-asian="10pt" style:font-size-complex="10pt"/>
    </style:style>
    <style:style style:name="P17" style:family="paragraph" style:parent-style-name="Preformatted_20_Text">
      <style:paragraph-properties fo:margin-top="0in" fo:margin-bottom="0in" fo:line-height="100%" fo:background-color="#ffffcc" fo:padding="0in" fo:border="none">
        <style:background-image/>
      </style:paragraph-properties>
      <style:text-properties fo:font-variant="normal" fo:text-transform="none" style:font-name="Ubuntu Light" fo:font-size="10pt" fo:font-style="normal" fo:font-weight="normal" fo:background-color="transparent" style:font-size-asian="10pt" style:font-size-complex="10pt"/>
    </style:style>
    <style:style style:name="T1" style:family="text">
      <style:text-properties fo:font-variant="normal" fo:text-transform="none"/>
    </style:style>
    <style:style style:name="T2" style:family="text">
      <style:text-properties fo:font-style="normal" fo:font-weight="normal"/>
    </style:style>
    <style:style style:name="T3" style:family="text">
      <style:text-properties style:font-name="Ubuntu Light" fo:font-size="10pt" style:font-size-asian="10pt" style:font-size-complex="10pt"/>
    </style:style>
    <style:style style:name="T4" style:family="text">
      <style:text-properties fo:background-color="#ffff00"/>
    </style:style>
    <style:style style:name="T5" style:family="text">
      <style:text-properties fo:background-color="transparen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a xlink:type="simple" xlink:href="http://www.engineersgarage.com/microcontroller"><text:span text:style-name="T3">Microcontroller</text:span></text:a><text:span text:style-name="T3"> understands only digital language. However, the inputs available from the environment to the microcontroller are mostly analog in nature, i.e., they vary continuously with time. In order to understand the inputs by the digital processor, a device called Analog to Digital Converter (ADC) is used. As the name suggests this peripheral gathers the analog information supplied from the environment and converts it to the controller understandable digital format, microcontroller then processes the information and provides the desired result at the output end.</text:span></text:p>
      <text:p text:style-name="P9"> </text:p>
      <text:p text:style-name="P12"><draw:frame draw:style-name="fr1" draw:name="graphics1" text:anchor-type="as-char" svg:width="5.198in" svg:height="1.4791in" draw:z-index="0"><draw:image xlink:href="http://www.engineersgarage.com/sites/default/files/imagecache/Original/wysiwyg_imageupload/1/analog-to-digital-conversion.gif" xlink:type="simple" xlink:show="embed" xlink:actuate="onLoad"/></draw:frame></text:p>
      <text:p text:style-name="P4"><text:a xlink:type="simple" xlink:href="http://www.engineersgarage.com/atmega16-avr-microcontroller"><text:span text:style-name="T3">ATmega16</text:span></text:a><text:span text:style-name="T3"> has an inbuilt 10 bit, 8-channel ADC system. Some of the basic features of Armega16 ADC are:</text:span></text:p>
      <text:p text:style-name="P2">·<text:span text:style-name="T1">         </text:span>8 Channels.</text:p>
      <text:p text:style-name="P2">·<text:span text:style-name="T1">         </text:span>10-bit Resolution.</text:p>
      <text:p text:style-name="P2">·<text:span text:style-name="T1">         </text:span>Input voltage range of 0 to Vcc.</text:p>
      <text:p text:style-name="P2">·<text:span text:style-name="T1">         </text:span>Selectable 2.56V of internal Reference voltage source.</text:p>
      <text:p text:style-name="P2">·      AREF pin for External Reference voltage.</text:p>
      <text:p text:style-name="P2">·      ADC Conversion Complete Interrupt.</text:p>
      <text:p text:style-name="P2"> </text:p>
      <text:p text:style-name="P2">ADC channels in Atmega16 are multiplexed with PORTA and use the common pins (pin33 to pin40) with PORTA. ADC system  of Atmega16 microcontroller consists of following pins:</text:p>
      <text:p text:style-name="P4"><text:span text:style-name="T3">        i.            </text:span><text:span text:style-name="Strong_20_Emphasis"><text:span text:style-name="T3">ADC0-ADC7:</text:span></text:span><text:span text:style-name="T3"> 8 Channels from Pin 40 to Pin 33 of Atmega16 ADC peripheral.</text:span></text:p>
      <text:p text:style-name="P4"><text:span text:style-name="T3">      ii.            </text:span><text:span text:style-name="Strong_20_Emphasis"><text:span text:style-name="T3">AREF:</text:span></text:span><text:span text:style-name="T3"> Pin32 of Atmega16 microcontroller, the voltage on AREF pin acts as the reference voltage for ADC conversion, reference voltage is always less than or equal to the supply voltage, i.e., Vcc.</text:span></text:p>
      <text:p text:style-name="P4"><text:span text:style-name="T3">      iii.            </text:span><text:span text:style-name="Strong_20_Emphasis"><text:span text:style-name="T3">AVCC:</text:span></text:span><text:span text:style-name="T3"> Pin30, this pin is the supply voltage pin for using PORTA and the ADC; AVCC pin must be connected to Vcc (microcontroller supply voltage) to use PORTA and ADC.</text:span></text:p>
      <text:p text:style-name="P10"> </text:p>
      <text:p text:style-name="P4"><text:span text:style-name="Strong_20_Emphasis"><text:span text:style-name="T3">Note:</text:span></text:span><text:span text:style-name="T3">  External reference voltage source can be used at AREF pin. However, Atmega16 also has internal reference voltage options of 2.56V and Vref = Vcc.</text:span></text:p>
      <text:p text:style-name="P3"><text:soft-page-break/><draw:frame draw:style-name="fr2" draw:name="graphics2" text:anchor-type="as-char" svg:y="-8.1354in" svg:width="5.0417in" svg:height="3.948in" draw:z-index="6"><draw:image xlink:href="http://www.engineersgarage.com/sites/default/files/imagecache/Original/wysiwyg_imageupload/1/ATmega16%20pin%20configuration.JPG" xlink:type="simple" xlink:show="embed" xlink:actuate="onLoad"/></draw:frame>  </text:p>
      <text:p text:style-name="P4"><text:span text:style-name="Strong_20_Emphasis"><text:span text:style-name="T3">ADC Registers</text:span></text:span><text:span text:style-name="T3"> </text:span></text:p>
      <text:p text:style-name="P2">To use the ADC peripheral of Atmega16, certain registers need to be configured.</text:p>
      <text:p text:style-name="P4"><text:span text:style-name="T3">        i.            </text:span><text:span text:style-name="Strong_20_Emphasis"><text:span text:style-name="T3">ADMUX</text:span></text:span><text:span text:style-name="T3"> (ADC Multiplexer And Selection Register)</text:span></text:p>
      <text:p text:style-name="P3"><text:soft-page-break/><draw:frame draw:style-name="fr1" draw:name="graphics3" text:anchor-type="as-char" svg:width="6.5417in" svg:height="2.4165in" draw:z-index="1"><draw:image xlink:href="http://www.engineersgarage.com/sites/default/files/imagecache/Original/wysiwyg_imageupload/1/ADMUX.JPG" xlink:type="simple" xlink:show="embed" xlink:actuate="onLoad"/></draw:frame>  </text:p>
      <text:p text:style-name="P11"><text:span text:style-name="Strong_20_Emphasis"><text:span text:style-name="T3">REFS[0:1]</text:span></text:span><text:span text:style-name="T3"> bits determine the source of reference voltage whether it is internal or the external voltage source connected to AREF pin. MUX[4:0] bits are used to select between the channels which will provide data to ADC for conversion. ADLAR bit when set to 1 gives the left adjusted result in data registers ADCH and ADCL.</text:span></text:p>
      <text:p text:style-name="P2"> </text:p>
      <text:p text:style-name="P4"><text:span text:style-name="T3">      ii.            </text:span><text:span text:style-name="Strong_20_Emphasis"><text:span text:style-name="T3">ADCSRA</text:span></text:span><text:span text:style-name="T3"> (ADC Control and Status Regis</text:span><text:span text:style-name="T3"><draw:frame draw:style-name="fr1" draw:name="graphics4" text:anchor-type="as-char" svg:width="6.5417in" svg:height="2.6252in" draw:z-index="5"><draw:image xlink:href="http://www.engineersgarage.com/sites/default/files/imagecache/Original/wysiwyg_imageupload/1/ADCSRA.JPG" xlink:type="simple" xlink:show="embed" xlink:actuate="onLoad"/></draw:frame></text:span><text:span text:style-name="T3">  </text:span></text:p>
      <text:p text:style-name="P4"><text:span text:style-name="Strong_20_Emphasis"><text:span text:style-name="T3">ADEN:</text:span></text:span><text:span text:style-name="T3"> ADC Enable bit, this bit must be set to 1 for turning ADC on.</text:span></text:p>
      <text:p text:style-name="P4"><text:span text:style-name="Strong_20_Emphasis"><text:span text:style-name="T3">ADSC:</text:span></text:span><text:span text:style-name="T3"> ADC Start Conversion bit, this bit is set to 1 to start ADC conversion, as soon as conversion is completed this bit is set back to 0 by the hardware.</text:span></text:p>
      <text:p text:style-name="P4"><text:span text:style-name="Strong_20_Emphasis"><text:span text:style-name="T3">ADATE:</text:span></text:span><text:span text:style-name="T3"> ADC Auto Trigger Enable, this bit is set to 1 to enable auto triggering of ADC conversion.</text:span></text:p>
      <text:p text:style-name="P4"><text:span text:style-name="Strong_20_Emphasis"><text:span text:style-name="T3">ADIF:</text:span></text:span><text:span text:style-name="T3"> ADC Interrupt Flag, this bit is set to 1 when ADC conversion gets complete.</text:span></text:p>
      <text:p text:style-name="P4"><text:span text:style-name="Strong_20_Emphasis"><text:span text:style-name="T3">ADIE:</text:span></text:span><text:span text:style-name="T3"> ADC Interrupt Enable, this bit is set to 1 if we want to activate the ADC conversion complete interrupt.</text:span></text:p>
      <text:p text:style-name="P4"><text:span text:style-name="Strong_20_Emphasis"><text:span text:style-name="T3">ADPS[0:2]:</text:span></text:span><text:span text:style-name="T3"> ADC Prescaler bits, these bits are used to set the ADC clock frequency, the configuration of these bits determine the division factor by which the microcontroller clock frequency is divided to get the ADC clock frequency. The figure above shows the prescaler bit values for respective division factor.</text:span></text:p>
      <text:p text:style-name="P3"><text:soft-page-break/><draw:frame draw:style-name="fr1" draw:name="graphics5" text:anchor-type="as-char" svg:width="4.552in" svg:height="2.4374in" draw:z-index="2"><draw:image xlink:href="http://www.engineersgarage.com/sites/default/files/imagecache/Original/wysiwyg_imageupload/1/ADC%20prescaler%20bits.JPG" xlink:type="simple" xlink:show="embed" xlink:actuate="onLoad"/></draw:frame>  </text:p>
      <text:p text:style-name="P2">The ADC clock frequency must lie somewhere between 50 KHz to 200 KHz.</text:p>
      <text:p text:style-name="P2"> </text:p>
      <text:p text:style-name="P4"><text:span text:style-name="T3">    iii.            </text:span><text:span text:style-name="Strong_20_Emphasis"><text:span text:style-name="T3">ADCH &amp; ADCL</text:span></text:span><text:span text:style-name="T3"> (ADC Data Registers) </text:span></text:p>
      <text:p text:style-name="P2">When the ADC conversion is complete the data is stored in these two registers. The data configuration depends on the ADLAR bit value of ADMUX register. If ADLAR=0, data is right adjusted and if ADLAR=1, data is left adjusted.  <text:span text:style-name="T5">Always read ADCL first and then ADCH. In cases where the 8-bit precision is enough set the ADLAR bit to 1 to left adjust the data and read only the ADCH data register.</text:span></text:p>
      <text:p text:style-name="P2"> </text:p>
      <text:p text:style-name="P2">When ADLAR = 0,</text:p>
      <text:p text:style-name="P3"><draw:frame draw:style-name="fr1" draw:name="graphics6" text:anchor-type="as-char" svg:width="6.5417in" svg:height="0.5in" draw:z-index="3"><draw:image xlink:href="http://www.engineersgarage.com/sites/default/files/imagecache/Original/wysiwyg_imageupload/1/ADCH%20data%20register.JPG" xlink:type="simple" xlink:show="embed" xlink:actuate="onLoad"/></draw:frame>  </text:p>
      <text:p text:style-name="P2">When ADLAR = 1,</text:p>
      <text:p text:style-name="P3"><draw:frame draw:style-name="fr1" draw:name="graphics7" text:anchor-type="as-char" svg:width="6.5417in" svg:height="0.5417in" draw:z-index="4"><draw:image xlink:href="http://www.engineersgarage.com/sites/default/files/imagecache/Original/wysiwyg_imageupload/1/ADCH%20data%20register1.JPG" xlink:type="simple" xlink:show="embed" xlink:actuate="onLoad"/></draw:frame>  </text:p>
      <text:p text:style-name="P4"><text:span text:style-name="Strong_20_Emphasis"><text:span text:style-name="T3">Circuit description</text:span></text:span></text:p>
      <text:p text:style-name="P2">Connect the circuit as shown in the circuit diagram. A ceramic capacitor 104 is connected in between AVcc (pin 30) and Aref (pin 32). AVcc (pin 30) is connected to external supply +5V.</text:p>
      <text:p text:style-name="P2"> </text:p>
      <text:p text:style-name="P4"><text:span text:style-name="Strong_20_Emphasis"><text:span text:style-name="T3">Code explanation</text:span></text:span></text:p>
      <text:p text:style-name="P9">To interface analog device with AVR microcontroller, follow the following steps for programming it.</text:p>
      <text:p text:style-name="P6"><text:span text:style-name="Strong_20_Emphasis"><text:span text:style-name="T3">Step1:</text:span></text:span><text:span text:style-name="T3"> To initialize ADC </text:span></text:p>
      <text:p text:style-name="P5">        i.            Set the value in ADMUX register according to the ADC channel and the reference voltage.</text:p>
      <text:p text:style-name="P5">       ii.            Set the Prescaler bits accordingly in ADCSRA register.</text:p>
      <text:p text:style-name="P13">      iii.            Set the ADEN bit to enable the ADC. </text:p>
      <text:p text:style-name="P5"> </text:p>
      <text:p text:style-name="P6"><text:span text:style-name="Strong_20_Emphasis"><text:span text:style-name="T3">Step2:</text:span></text:span><text:span text:style-name="T3"> To read the analog value</text:span></text:p>
      <text:p text:style-name="P5">        i.            Put the channel value in ADMUX</text:p>
      <text:p text:style-name="P5">       ii.            Start the conversion by setting the ADSC bit.</text:p>
      <text:p text:style-name="P5">      iii.            Monitor the ADIF bit for conversion complete. Remember all interrupt flags either in ADC or UART or <text:s text:c="4"/><text:tab/> <text:s text:c="6"/>TIMER needs to be reset ( 1 ) after interrupt occurs.</text:p>
      <text:p text:style-name="P5">      iv.            Clear the conversion bit ADIF. By writing it 1.</text:p>
      <text:p text:style-name="P13">       v.            Digital converted result is now available in ADCH and ADCL regist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Ubuntu Light" svg:font-family="'Ubuntu Light'"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7T16:43:47</meta:creation-date>
    <dc:date>2012-06-10T18:29:34</dc:date>
    <meta:editing-duration>PT2M51S</meta:editing-duration>
    <meta:editing-cycles>6</meta:editing-cycles>
    <meta:generator>LibreOffice/3.5$Linux_x86 LibreOffice_project/350m1$Build-2</meta:generator>
    <dc:creator>Aurangzaib </dc:creator>
    <meta:document-statistic meta:table-count="0" meta:image-count="7" meta:object-count="0" meta:page-count="4" meta:paragraph-count="57" meta:word-count="759" meta:character-count="4753" meta:non-whitespace-character-count="3702"/>
  </office:meta>
</office:document-meta>
</file>